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licitRepeatableContainerTests.ofExplicitWhenHasNoValue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plicitRepeatableContainerTests.ofExplicitWhenContainerIsNullDeduces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RepeatableContainersTests.standardRepeatablesWithContainerWithMultipl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plicitRepeatableContainerTests.ofExplicitWhenContainerReturnsRepe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plicitRepeatableContainerTests.ofExplicitWhenNonRepeatable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eatableContainersTests.noneAlways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licitRepeatableContainerTests.ofExplicitWhenContainerIsNullAndNotRepeatable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RepeatableContainersTests.standardRepeatablesWhenContainerButNotRepeatable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licitRepeatableContainerTests.ofExplicitWhenStandardRepeatableContainer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RepeatableContainersTests.standardRepeatablesWhenSingle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licitRepeatableContainerTests.ofExplicitWhenValueIsNotArray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eatableContainersTests.equalsAnd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plicitRepeatableContainerTests.ofExplicitWhenAnnotation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eatableContainersTests.standardAndExplicitReturnsRepe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ndardRepeatableContainersTests.standardRepeatablesWhenContainerReturnsRepe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eatableContainersTests.extractValues( Annotation [ ] anno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RepeatableContainersTests.standardRepeatablesWhenNonRepeatable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eatableContainersTests.findRepeatedAnnotationValues( RepeatableContainers containers , Class &lt; ? &gt; element , Class &lt; ? extends Annotation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licitRepeatableContainerTests.ofExplicitWhenValueIsArrayOfWrongType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